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799cm"/>
    </style:style>
    <style:style style:name="Table1.B" style:family="table-column">
      <style:table-column-properties style:column-width="2.09cm"/>
    </style:style>
    <style:style style:name="Table1.C" style:family="table-column">
      <style:table-column-properties style:column-width="6.218cm"/>
    </style:style>
    <style:style style:name="Table1.D" style:family="table-column">
      <style:table-column-properties style:column-width="6.90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paragraph-properties fo:text-align="center" style:justify-single-word="false"/>
      <style:text-properties fo:font-size="14pt" fo:font-weight="bold" officeooo:rsid="000ab7ba" officeooo:paragraph-rsid="000ab7ba" style:font-size-asian="14pt" style:font-weight-asian="bold" style:font-size-complex="14p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style="italic" fo:font-weight="bold" style:font-style-asian="italic" style:font-weight-asian="bold"/>
    </style:style>
    <style:style style:name="P7" style:family="paragraph" style:parent-style-name="Standard">
      <style:text-properties officeooo:paragraph-rsid="000d486b"/>
    </style:style>
    <style:style style:name="P8" style:family="paragraph" style:parent-style-name="Standard">
      <style:paragraph-properties fo:text-align="justify" style:justify-single-word="false"/>
      <style:text-properties officeooo:paragraph-rsid="000f0ba0"/>
    </style:style>
    <style:style style:name="P9" style:family="paragraph" style:parent-style-name="Standard">
      <style:paragraph-properties fo:text-align="justify" style:justify-single-word="false"/>
      <style:text-properties fo:font-size="12pt" fo:font-weight="bold" officeooo:rsid="00078441" officeooo:paragraph-rsid="00109de1" style:font-size-asian="12pt" style:font-weight-asian="bold" style:font-size-complex="12pt" style:font-weight-complex="bold"/>
    </style:style>
    <style:style style:name="P10"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11" style:family="paragraph" style:parent-style-name="Standard" style:list-style-name="WWNum1">
      <style:text-properties fo:font-style="italic" fo:font-weight="bold" officeooo:rsid="000c756d" officeooo:paragraph-rsid="000c756d" style:font-style-asian="italic" style:font-weight-asian="bold" style:font-style-complex="italic" style:font-weight-complex="bold"/>
    </style:style>
    <style:style style:name="P12" style:family="paragraph" style:parent-style-name="Standard">
      <style:text-properties fo:font-style="italic" fo:font-weight="bold" officeooo:paragraph-rsid="001390c5" style:font-style-asian="italic" style:font-weight-asian="bold"/>
    </style:style>
    <style:style style:name="P13" style:family="paragraph" style:parent-style-name="Standard" style:list-style-name="WWNum2">
      <style:text-properties fo:font-weight="normal" style:font-weight-asian="normal" style:font-weight-complex="normal"/>
    </style:style>
    <style:style style:name="P14" style:family="paragraph" style:parent-style-name="Standard" style:list-style-name="WWNum3">
      <style:text-properties fo:font-weight="normal" style:font-weight-asian="normal" style:font-weight-complex="normal"/>
    </style:style>
    <style:style style:name="P15" style:family="paragraph" style:parent-style-name="Standard" style:list-style-name="WWNum5"/>
    <style:style style:name="P16" style:family="paragraph" style:parent-style-name="Standard" style:list-style-name="WWNum4"/>
    <style:style style:name="P17" style:family="paragraph" style:parent-style-name="Standard" style:list-style-name="WWNum4">
      <style:text-properties officeooo:paragraph-rsid="0007c1d4"/>
    </style:style>
    <style:style style:name="P18" style:family="paragraph" style:parent-style-name="Standard" style:list-style-name="WWNum4">
      <style:text-properties officeooo:rsid="0007c1d4" officeooo:paragraph-rsid="0007c1d4"/>
    </style:style>
    <style:style style:name="P19" style:family="paragraph" style:parent-style-name="Standard" style:list-style-name="L3">
      <style:paragraph-properties fo:text-align="justify" style:justify-single-word="false"/>
      <style:text-properties fo:font-size="12pt" fo:font-weight="normal" officeooo:rsid="00078441" officeooo:paragraph-rsid="00109de1" style:font-size-asian="12pt" style:font-weight-asian="normal" style:font-size-complex="12pt" style:font-weight-complex="normal"/>
    </style:style>
    <style:style style:name="P20" style:family="paragraph" style:parent-style-name="Standard" style:list-style-name="L3">
      <style:paragraph-properties fo:text-align="justify" style:justify-single-word="false"/>
      <style:text-properties fo:font-size="12pt" fo:font-weight="normal" officeooo:rsid="0007cc3e" officeooo:paragraph-rsid="00109de1" style:font-size-asian="12pt" style:font-weight-asian="normal" style:font-size-complex="12pt" style:font-weight-complex="normal"/>
    </style:style>
    <style:style style:name="P21" style:family="paragraph" style:parent-style-name="Standard" style:list-style-name="L3">
      <style:paragraph-properties fo:text-align="justify" style:justify-single-word="false"/>
      <style:text-properties fo:font-size="12pt" fo:font-weight="normal" officeooo:rsid="00109de1" officeooo:paragraph-rsid="00109de1"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078441" officeooo:paragraph-rsid="001390c5" style:font-size-asian="10.5pt" style:font-weight-asian="normal" style:font-size-complex="12pt" style:font-weight-complex="normal"/>
    </style:style>
    <style:style style:name="P23" style:family="paragraph" style:parent-style-name="Standard">
      <style:text-properties fo:font-size="18pt" fo:font-weight="bold" officeooo:rsid="00056197" style:font-size-asian="18pt" style:font-weight-asian="bold" style:font-size-complex="18pt" style:font-weight-complex="bold"/>
    </style:style>
    <style:style style:name="P24" style:family="paragraph" style:parent-style-name="Standard">
      <style:paragraph-properties fo:text-align="center" style:justify-single-word="false"/>
      <style:text-properties fo:font-size="18pt" fo:font-weight="bold" officeooo:rsid="00056197" officeooo:paragraph-rsid="001390c5" style:font-size-asian="18pt" style:font-weight-asian="bold" style:font-size-complex="18pt" style:font-weight-complex="bold"/>
    </style:style>
    <style:style style:name="P25" style:family="paragraph" style:parent-style-name="Standard">
      <style:text-properties officeooo:rsid="00109de1" officeooo:paragraph-rsid="001390c5"/>
    </style:style>
    <style:style style:name="P26" style:family="paragraph" style:parent-style-name="Standard" style:list-style-name="WWNum5">
      <style:text-properties officeooo:rsid="001390c5" officeooo:paragraph-rsid="001390c5"/>
    </style:style>
    <style:style style:name="P27" style:family="paragraph" style:parent-style-name="Standard">
      <style:paragraph-properties fo:text-align="center" style:justify-single-word="false"/>
      <style:text-properties fo:font-size="14pt" fo:font-weight="bold" officeooo:rsid="001390c5" officeooo:paragraph-rsid="0016c025" style:font-size-asian="14pt" style:font-weight-asian="bold" style:font-size-complex="14pt"/>
    </style:style>
    <style:style style:name="P28" style:family="paragraph" style:parent-style-name="List_20_Paragraph" style:list-style-name="L2">
      <style:text-properties fo:font-style="normal" fo:font-weight="normal" officeooo:rsid="000ab7ba" officeooo:paragraph-rsid="000c756d" style:font-style-asian="normal" style:font-weight-asian="normal" style:font-style-complex="normal" style:font-weight-complex="normal"/>
    </style:style>
    <style:style style:name="P29" style:family="paragraph" style:parent-style-name="List_20_Paragraph" style:list-style-name="L2">
      <style:text-properties fo:font-style="normal" fo:font-weight="normal" officeooo:rsid="000ab7ba" officeooo:paragraph-rsid="000e5f48" style:font-style-asian="normal" style:font-weight-asian="normal" style:font-style-complex="normal" style:font-weight-complex="normal"/>
    </style:style>
    <style:style style:name="P30" style:family="paragraph" style:parent-style-name="List_20_Paragraph" style:list-style-name="L2">
      <style:text-properties fo:font-style="normal" fo:font-weight="normal" officeooo:rsid="00109de1" officeooo:paragraph-rsid="00109de1" style:font-style-asian="normal" style:font-weight-asian="normal" style:font-style-complex="normal" style:font-weight-complex="normal"/>
    </style:style>
    <style:style style:name="P31" style:family="paragraph" style:parent-style-name="List_20_Paragraph" style:list-style-name="L2">
      <style:text-properties fo:font-style="normal" fo:font-weight="normal" officeooo:rsid="00156fc1" officeooo:paragraph-rsid="00156fc1" style:font-style-asian="normal" style:font-weight-asian="normal" style:font-style-complex="normal" style:font-weight-complex="normal"/>
    </style:style>
    <style:style style:name="P32" style:family="paragraph" style:parent-style-name="List_20_Paragraph" style:list-style-name="L1">
      <style:paragraph-properties fo:margin-left="2.501cm" fo:margin-right="0cm" fo:text-indent="-0.635cm" style:auto-text-indent="false"/>
      <style:text-properties officeooo:rsid="001059fa" officeooo:paragraph-rsid="00109de1"/>
    </style:style>
    <style:style style:name="P33" style:family="paragraph" style:parent-style-name="List_20_Paragraph" style:list-style-name="L1">
      <style:paragraph-properties fo:margin-left="2.501cm" fo:margin-right="0cm" fo:text-indent="-0.635cm" style:auto-text-indent="false"/>
      <style:text-properties fo:font-style="normal" fo:font-weight="normal" officeooo:rsid="000fe34b" officeooo:paragraph-rsid="00109de1" style:font-style-asian="normal" style:font-weight-asian="normal" style:font-style-complex="normal" style:font-weight-complex="normal"/>
    </style:style>
    <style:style style:name="P34" style:family="paragraph" style:parent-style-name="List_20_Paragraph" style:list-style-name="L1">
      <style:paragraph-properties fo:margin-left="2.501cm" fo:margin-right="0cm" fo:text-indent="-0.635cm" style:auto-text-indent="false"/>
      <style:text-properties fo:font-style="normal" fo:font-weight="normal" officeooo:rsid="00109de1" officeooo:paragraph-rsid="001390c5" style:font-style-asian="normal" style:font-weight-asian="normal" style:font-style-complex="normal" style:font-weight-complex="normal"/>
    </style:style>
    <style:style style:name="P35" style:family="paragraph" style:parent-style-name="List_20_Paragraph" style:list-style-name="L1">
      <style:paragraph-properties fo:margin-left="2.501cm" fo:margin-right="0cm" fo:text-indent="-0.635cm" style:auto-text-indent="false"/>
      <style:text-properties fo:font-style="normal" fo:font-weight="normal" officeooo:rsid="000ab7ba" officeooo:paragraph-rsid="001390c5" style:font-style-asian="normal" style:font-weight-asian="normal" style:font-style-complex="normal" style:font-weight-complex="normal"/>
    </style:style>
    <style:style style:name="P36" style:family="paragraph" style:parent-style-name="List_20_Paragraph" style:list-style-name="L1">
      <style:paragraph-properties fo:margin-left="2.501cm" fo:margin-right="0cm" fo:text-indent="-0.635cm" style:auto-text-indent="false"/>
      <style:text-properties fo:font-style="normal" fo:font-weight="normal" officeooo:rsid="000e5f48" officeooo:paragraph-rsid="001390c5" style:font-style-asian="normal" style:font-weight-asian="normal" style:font-style-complex="normal" style:font-weight-complex="normal"/>
    </style:style>
    <style:style style:name="P37" style:family="paragraph" style:parent-style-name="List_20_Paragraph" style:list-style-name="L1">
      <style:paragraph-properties fo:margin-left="2.501cm" fo:margin-right="0cm" fo:text-indent="-0.635cm" style:auto-text-indent="false"/>
      <style:text-properties fo:font-style="normal" fo:font-weight="normal" officeooo:rsid="001390c5" officeooo:paragraph-rsid="001390c5" style:font-style-asian="normal" style:font-weight-asian="normal" style:font-style-complex="normal" style:font-weight-complex="normal"/>
    </style:style>
    <style:style style:name="P38" style:family="paragraph" style:parent-style-name="List_20_Paragraph" style:list-style-name="L1">
      <style:paragraph-properties fo:margin-left="2.501cm" fo:margin-right="0cm" fo:text-indent="-0.635cm" style:auto-text-indent="false"/>
      <style:text-properties officeooo:rsid="001390c5" officeooo:paragraph-rsid="001390c5"/>
    </style:style>
    <style:style style:name="P39" style:family="paragraph" style:parent-style-name="Table_20_Contents">
      <style:paragraph-properties fo:text-align="center" style:justify-single-word="false"/>
      <style:text-properties fo:font-size="12pt" officeooo:rsid="00056197" officeooo:paragraph-rsid="001390c5" style:font-size-asian="12pt" style:font-size-complex="12pt"/>
    </style:style>
    <style:style style:name="P40" style:family="paragraph" style:parent-style-name="Table_20_Contents">
      <style:paragraph-properties fo:text-align="center" style:justify-single-word="false"/>
      <style:text-properties fo:font-size="12pt" officeooo:rsid="00094cab" officeooo:paragraph-rsid="001390c5" style:font-size-asian="12pt" style:font-size-complex="12pt"/>
    </style:style>
    <style:style style:name="P41" style:family="paragraph" style:parent-style-name="Table_20_Contents">
      <style:paragraph-properties fo:text-align="center" style:justify-single-word="false"/>
      <style:text-properties fo:font-size="14pt" fo:font-weight="bold" officeooo:rsid="00056197" officeooo:paragraph-rsid="001390c5" style:font-size-asian="14pt" style:font-weight-asian="bold" style:font-size-complex="14pt" style:font-weight-complex="bold"/>
    </style:style>
    <style:style style:name="P42" style:family="paragraph" style:parent-style-name="Text_20_body">
      <style:paragraph-properties fo:text-align="start" style:justify-single-word="false"/>
    </style:style>
    <style:style style:name="T1" style:family="text">
      <style:text-properties fo:font-style="italic" fo:font-weight="bold" style:font-style-asian="italic" style:font-weight-asian="bold"/>
    </style:style>
    <style:style style:name="T2" style:family="text">
      <style:text-properties fo:font-style="italic" fo:font-weight="bold" officeooo:rsid="001390c5" style:font-style-asian="italic" style:font-weight-asian="bold"/>
    </style:style>
    <style:style style:name="T3" style:family="text">
      <style:text-properties fo:font-style="italic" officeooo:rsid="001390c5" style:font-style-asian="italic" style:font-style-complex="italic"/>
    </style:style>
    <style:style style:name="T4" style:family="text">
      <style:text-properties fo:font-style="italic" officeooo:rsid="00156fc1" style:font-style-asian="italic" style:font-style-complex="italic"/>
    </style:style>
    <style:style style:name="T5" style:family="text">
      <style:text-properties fo:font-weight="bold" style:font-weight-asian="bold"/>
    </style:style>
    <style:style style:name="T6" style:family="text">
      <style:text-properties fo:font-weight="bold" officeooo:rsid="000d486b" style:font-weight-asian="bold"/>
    </style:style>
    <style:style style:name="T7" style:family="text">
      <style:text-properties fo:font-weight="bold" officeooo:rsid="001390c5" style:font-weight-asian="bold"/>
    </style:style>
    <style:style style:name="T8" style:family="text">
      <style:text-properties fo:font-weight="bold" officeooo:rsid="00156fc1" style:font-weight-asian="bold"/>
    </style:style>
    <style:style style:name="T9" style:family="text">
      <style:text-properties style:text-underline-style="solid" style:text-underline-width="auto" style:text-underline-color="font-color"/>
    </style:style>
    <style:style style:name="T10" style:family="text">
      <style:text-properties officeooo:rsid="0007c1d4"/>
    </style:style>
    <style:style style:name="T11" style:family="text">
      <style:text-properties style:text-underline-style="none" fo:font-weight="bold" officeooo:rsid="0008c4c7" style:font-weight-asian="bold"/>
    </style:style>
    <style:style style:name="T12" style:family="text">
      <style:text-properties style:text-underline-style="none" fo:font-weight="bold" officeooo:rsid="000d486b" style:font-weight-asian="bold"/>
    </style:style>
    <style:style style:name="T13" style:family="text">
      <style:text-properties officeooo:rsid="000ab7ba"/>
    </style:style>
    <style:style style:name="T14" style:family="text">
      <style:text-properties officeooo:rsid="000c756d"/>
    </style:style>
    <style:style style:name="T15" style:family="text">
      <style:text-properties fo:font-size="12pt" fo:font-style="italic" fo:font-weight="normal" officeooo:rsid="001390c5" style:font-size-asian="12pt" style:font-style-asian="italic" style:font-weight-asian="normal" style:font-size-complex="12pt" style:font-style-complex="italic" style:font-weight-complex="normal"/>
    </style:style>
    <style:style style:name="T16" style:family="text">
      <style:text-properties officeooo:rsid="000e5f48"/>
    </style:style>
    <style:style style:name="T17" style:family="text">
      <style:text-properties officeooo:rsid="00109de1"/>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0fe34b" style:font-style-asian="normal" style:font-weight-asian="normal" style:font-style-complex="normal" style:font-weight-complex="normal"/>
    </style:style>
    <style:style style:name="T20" style:family="text">
      <style:text-properties officeooo:rsid="00094cab"/>
    </style:style>
    <style:style style:name="T21" style:family="text">
      <style:text-properties officeooo:rsid="001390c5"/>
    </style:style>
    <style:style style:name="T22" style:family="text">
      <style:text-properties officeooo:rsid="00156fc1"/>
    </style:style>
    <style:style style:name="T23" style:family="text">
      <style:text-properties officeooo:rsid="0016c025"/>
    </style:style>
    <text:list-style style:name="L1">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EMORANDUM OF UNDERSTANDING</text:p>
      <text:p text:style-name="P2">FOR</text:p>
      <text:p text:style-name="P27">GROM<text:span text:style-name="T23">S (Graceland and RIPL Operation Management system) </text:span></text:p>
      <text:p text:style-name="P1"/>
      <text:p text:style-name="P8">This Memorandum of Understanding (MOU), while not a legally binding document, does indicate a voluntary agreement to assist in the implementation of the plans described <text:span text:style-name="T13">for </text:span>the <text:span text:style-name="T21">project GROMS</text:span>. <text:span text:style-name="T14">This project is the MIS (Management Information System) for Graceland and RIPL, two infrastrutral based firms to manage their day to day operation. This will consist of two subsystem in which one is responsive online MIS app named GROMS (Graceland and RIPL Operation Management system) and another is GROMS offline Desktop App .</text:span></text:p>
      <text:p text:style-name="Standard"/>
      <text:p text:style-name="P6">Overall Project Goals:</text:p>
      <text:p text:style-name="P12"><text:tab/><text:span text:style-name="T14">FOR GROMS (Graceland and RIPL Operation Management system) <text:s/></text:span></text:p>
      <text:list xml:id="list4545389435248458191" text:style-name="L1">
        <text:list-item>
          <text:p text:style-name="P32"><text:span text:style-name="T17">Development </text:span>Mobile Responsive Static website</text:p>
        </text:list-item>
        <text:list-item>
          <text:p text:style-name="P33">Develop an admin panel </text:p>
        </text:list-item>
        <text:list-item>
          <text:p text:style-name="P35">Create, Update and Remove <text:span text:style-name="T14">functionality for Project, Plots, Advisors and Customer.</text:span></text:p>
        </text:list-item>
        <text:list-item>
          <text:p text:style-name="P37">Cheque Record Maintainence </text:p>
        </text:list-item>
        <text:list-item>
          <text:p text:style-name="P37">Comission settlement record Maintainence</text:p>
        </text:list-item>
        <text:list-item>
          <text:p text:style-name="P35">Billing functionality </text:p>
        </text:list-item>
        <text:list-item>
          <text:p text:style-name="P36">Browser based printing functionality</text:p>
        </text:list-item>
        <text:list-item>
          <text:p text:style-name="P34"><text:span text:style-name="T21">Plot </text:span>status</text:p>
        </text:list-item>
        <text:list-item>
          <text:p text:style-name="P35">Cumulative report of sales</text:p>
        </text:list-item>
        <text:list-item>
          <text:p text:style-name="P35"><text:span text:style-name="T16">Data back Up Functionality</text:span> </text:p>
        </text:list-item>
        <text:list-item>
          <text:p text:style-name="P34">Admin Panel for Maintainence</text:p>
        </text:list-item>
        <text:list-item>
          <text:p text:style-name="P38"><text:span text:style-name="T19">U</text:span><text:span text:style-name="T18">ser Authencation </text:span></text:p>
        </text:list-item>
        <text:list-item>
          <text:p text:style-name="P38"><text:span text:style-name="T18">Right based system or information access</text:span></text:p>
        </text:list-item>
        <text:list-item>
          <text:p text:style-name="P38"><text:span text:style-name="T18">Data import and export functionality</text:span></text:p>
          <text:p text:style-name="P38"><text:span text:style-name="T18"/></text:p>
        </text:list-item>
      </text:list>
      <text:list xml:id="list188011439135229018" text:style-name="WWNum1">
        <text:list-header>
          <text:p text:style-name="P11">FOR <text:span text:style-name="T22">GROMS OFFLINE DESKTOP APP</text:span></text:p>
        </text:list-header>
      </text:list>
      <text:list xml:id="list8732564434995183505" text:style-name="L2">
        <text:list-item>
          <text:p text:style-name="P31">Extension of the online app on the desktop</text:p>
        </text:list-item>
        <text:list-item>
          <text:p text:style-name="P31">Buffering of information and record </text:p>
        </text:list-item>
        <text:list-item>
          <text:p text:style-name="P28"><text:span text:style-name="T22">Ditto working capable of online app</text:span> </text:p>
        </text:list-item>
        <text:list-item>
          <text:p text:style-name="P30"><text:span text:style-name="T22">Time based synchronization with Server</text:span> </text:p>
        </text:list-item>
      </text:list>
      <text:p text:style-name="P5">Services:</text:p>
      <text:list xml:id="list4386961907640422498" text:style-name="WWNum2">
        <text:list-item>
          <text:p text:style-name="P13">Development of the system</text:p>
        </text:list-item>
        <text:list-item>
          <text:p text:style-name="P13">Training for the usage</text:p>
        </text:list-item>
      </text:list>
      <text:p text:style-name="P5"/>
      <text:p text:style-name="P5">Outcomes:</text:p>
      <text:list xml:id="list6026200076371963788" text:style-name="WWNum3">
        <text:list-item>
          <text:p text:style-name="P14">Software product</text:p>
        </text:list-item>
        <text:list-item>
          <text:p text:style-name="P14">User manual</text:p>
          <text:p text:style-name="P14"/>
        </text:list-item>
      </text:list>
      <text:p text:style-name="P3"/>
      <text:p text:style-name="P7"><text:span text:style-name="T1">Term One:</text:span> <text:s text:c="2"/>In addition to continuing the on-going program planning and review process of “<text:span text:style-name="T15">GROMS</text:span>" Development team will provide the following services in specific support of this project:</text:p>
      <text:p text:style-name="Standard"/>
      <text:list xml:id="list2321829836070736637" text:style-name="WWNum5">
        <text:list-item>
          <text:p text:style-name="P15">Development of the system</text:p>
        </text:list-item>
        <text:list-item>
          <text:p text:style-name="P15">Training of the system</text:p>
        </text:list-item>
        <text:list-item>
          <text:p text:style-name="P26">User Manual</text:p>
        </text:list-item>
      </text:list>
      <text:p text:style-name="Standard"/>
      <text:p text:style-name="Standard"><text:soft-page-break/></text:p>
      <text:p text:style-name="P42"><text:span text:style-name="T1">Term Two:</text:span> <text:s/>In addition to participating in the on-going planning and review process of the above mentioned project, <text:span text:style-name="T4">Firm </text:span><text:span text:style-name="T17">owner </text:span>will provide the following services in specific support of this project:</text:p>
      <text:list xml:id="list202149494107861953" text:style-name="WWNum4">
        <text:list-item>
          <text:p text:style-name="P16">Required data for the development of the product will be provided in editable soft copy.</text:p>
        </text:list-item>
        <text:list-item>
          <text:p text:style-name="P16">Data population and data entry will <text:span text:style-name="T17">not </text:span>be done by <text:span text:style-name="T10">Development team personal after deployment </text:span>.</text:p>
        </text:list-item>
        <text:list-item>
          <text:p text:style-name="P17">Desired output report format will be provided by <text:span text:style-name="T21">Firm Owner </text:span><text:s/>.</text:p>
        </text:list-item>
        <text:list-item>
          <text:p text:style-name="P16">Visit to the deployment server and permission for accessing the server for product development.</text:p>
        </text:list-item>
        <text:list-item>
          <text:p text:style-name="P16">Communication would be done on email<text:span text:style-name="T17">.</text:span></text:p>
          <text:p text:style-name="P18"/>
        </text:list-item>
      </text:list>
      <text:p text:style-name="Standard"/>
      <text:p text:style-name="Standard"/>
      <text:p text:style-name="Standard"><text:span text:style-name="T1">Term Four: <text:s/>Termination:</text:span> <text:s/>This MOU may be terminated by either party, for any reason, by giving 30 days written notice.</text:p>
      <text:p text:style-name="Standard"/>
      <text:p text:style-name="Standard"/>
      <text:p text:style-name="P25"><text:span text:style-name="T1">Term Five : <text:s/>Deadline and </text:span><text:span text:style-name="T2">Milestones</text:span> <text:s/></text:p>
      <text:p text:style-name="P2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1">Sno.</text:p>
          </table:table-cell>
          <table:table-cell table:style-name="Table1.A1" office:value-type="string">
            <text:p text:style-name="P41">Time Period</text:p>
          </table:table-cell>
          <table:table-cell table:style-name="Table1.A1" office:value-type="string">
            <text:p text:style-name="P41">Work Description</text:p>
          </table:table-cell>
          <table:table-cell table:style-name="Table1.D1" office:value-type="string">
            <text:p text:style-name="P41">Date </text:p>
          </table:table-cell>
        </table:table-row>
        <table:table-row>
          <table:table-cell table:style-name="Table1.A6" office:value-type="string">
            <text:p text:style-name="P39">1</text:p>
          </table:table-cell>
          <table:table-cell table:style-name="Table1.B6" office:value-type="string">
            <text:p text:style-name="P39">3 Days </text:p>
          </table:table-cell>
          <table:table-cell table:style-name="Table1.C6" office:value-type="string">
            <text:p text:style-name="P39">Structural Design</text:p>
          </table:table-cell>
          <table:table-cell table:style-name="Table1.D2" office:value-type="string">
            <text:p text:style-name="P39"><text:span text:style-name="T20">2</text:span>-<text:span text:style-name="T20">9</text:span>-1<text:span text:style-name="T20">6</text:span> to 5-<text:span text:style-name="T20">9</text:span>-1<text:span text:style-name="T20">6</text:span></text:p>
          </table:table-cell>
        </table:table-row>
        <table:table-row>
          <table:table-cell table:style-name="Table1.A6" office:value-type="string">
            <text:p text:style-name="P39">2</text:p>
          </table:table-cell>
          <table:table-cell table:style-name="Table1.B6" office:value-type="string">
            <text:p text:style-name="P39"><text:s/><text:span text:style-name="T20">45</text:span> Days </text:p>
          </table:table-cell>
          <table:table-cell table:style-name="Table1.C6" office:value-type="string">
            <text:p text:style-name="P39">Development Phase <text:span text:style-name="T20">I</text:span></text:p>
            <text:p text:style-name="P40">(Groms Online App)</text:p>
          </table:table-cell>
          <table:table-cell table:style-name="Table1.D3" office:value-type="string">
            <text:p text:style-name="P39"><text:span text:style-name="T20">6</text:span>-<text:span text:style-name="T20">9</text:span>-1<text:span text:style-name="T20">6</text:span> to <text:span text:style-name="T20">20</text:span>-<text:span text:style-name="T20">10-16</text:span></text:p>
          </table:table-cell>
        </table:table-row>
        <table:table-row>
          <table:table-cell table:style-name="Table1.A6" office:value-type="string">
            <text:p text:style-name="P39">3</text:p>
          </table:table-cell>
          <table:table-cell table:style-name="Table1.B6" office:value-type="string">
            <text:p text:style-name="P39">1<text:span text:style-name="T20">0</text:span> Days</text:p>
          </table:table-cell>
          <table:table-cell table:style-name="Table1.C6" office:value-type="string">
            <text:p text:style-name="P39">Testing Phase </text:p>
          </table:table-cell>
          <table:table-cell table:style-name="Table1.D4" office:value-type="string">
            <text:p text:style-name="P39">20-<text:span text:style-name="T20">10</text:span>-1<text:span text:style-name="T20">6</text:span> to <text:span text:style-name="T20">30</text:span>-10-1<text:span text:style-name="T20">6</text:span></text:p>
          </table:table-cell>
        </table:table-row>
        <table:table-row>
          <table:table-cell table:style-name="Table1.A6" office:value-type="string">
            <text:p text:style-name="P39">4</text:p>
          </table:table-cell>
          <table:table-cell table:style-name="Table1.B6" office:value-type="string">
            <text:p text:style-name="P39"><text:span text:style-name="T20">30 </text:span>Days </text:p>
          </table:table-cell>
          <table:table-cell table:style-name="Table1.C6" office:value-type="string">
            <text:p text:style-name="P39">De<text:span text:style-name="T20">ve</text:span>lo<text:span text:style-name="T20">p</text:span>ment Phase <text:span text:style-name="T20">II</text:span></text:p>
            <text:p text:style-name="P40">(Offline Desktop App)</text:p>
          </table:table-cell>
          <table:table-cell table:style-name="Table1.D5" office:value-type="string">
            <text:p text:style-name="P39"><text:span text:style-name="T20">1</text:span>-1<text:span text:style-name="T20">1</text:span>-1<text:span text:style-name="T20">6</text:span> to <text:span text:style-name="T20">30</text:span>-1<text:span text:style-name="T20">1</text:span>-1<text:span text:style-name="T20">6</text:span></text:p>
          </table:table-cell>
        </table:table-row>
        <table:table-row>
          <table:table-cell table:style-name="Table1.A6" office:value-type="string">
            <text:p text:style-name="P39">5</text:p>
          </table:table-cell>
          <table:table-cell table:style-name="Table1.B6" office:value-type="string">
            <text:p text:style-name="P39">1<text:span text:style-name="T20">5 </text:span>Days </text:p>
          </table:table-cell>
          <table:table-cell table:style-name="Table1.C6" office:value-type="string">
            <text:p text:style-name="P39">Testing Phase </text:p>
          </table:table-cell>
          <table:table-cell table:style-name="Table1.D6" office:value-type="string">
            <text:p text:style-name="P40">31-11-16 to 10-12-16</text:p>
          </table:table-cell>
        </table:table-row>
      </table:table>
      <text:p text:style-name="P24"/>
      <text:p text:style-name="P22"/>
      <text:p text:style-name="P9">Notes: </text:p>
      <text:list xml:id="list2696838392722005617" text:style-name="L3">
        <text:list-item>
          <text:p text:style-name="P19">Deadline decided in this document will be strictly followed by Developer and Client.</text:p>
        </text:list-item>
        <text:list-item>
          <text:p text:style-name="P20">Time to time conversion is required for the development of this product between Developer and Client.</text:p>
        </text:list-item>
        <text:list-item>
          <text:p text:style-name="P19">No Modification will be made in this timeline.</text:p>
        </text:list-item>
        <text:list-item>
          <text:p text:style-name="P19">After the completion of <text:span text:style-name="T17">design</text:span> phase, product d<text:span text:style-name="T17">esign</text:span> will be given to the client for approval. After this approval any demand for new functionality will not be entertained.</text:p>
          <text:p text:style-name="P21"/>
        </text:list-item>
      </text:list>
      <text:p text:style-name="Standard"/>
      <text:p text:style-name="Standard"/>
      <text:p text:style-name="Standard"><text:span text:style-name="T9"><text:tab/><text:tab/><text:tab/><text:tab/><text:tab/></text:span><text:tab/><text:tab/><text:span text:style-name="T9"><text:tab/><text:tab/><text:tab/><text:tab/><text:tab/></text:span></text:p>
      <text:p text:style-name="Standard"><text:span text:style-name="T8">Graceland And </text:span><text:span text:style-name="T7">RIPL </text:span><text:span text:style-name="T6"><text:s/>Authority</text:span><text:span text:style-name="T5"> Signature <text:s text:c="8"/></text:span><text:span text:style-name="T11">Development </text:span><text:span text:style-name="T12">Team </text:span><text:span text:style-name="T5">Signature</text:span></text:p>
      <text:p text:style-name="P4"/>
      <text:p text:style-name="Standard"><text:span text:style-name="T9"><text:tab/><text:tab/><text:tab/><text:tab/><text:tab/></text:span><text:tab/><text:tab/><text:span text:style-name="T9"><text:tab/><text:tab/><text:tab/><text:tab/><text:tab/></text:span></text:p>
      <text:p text:style-name="P4">Title<text:tab/><text:tab/><text:tab/><text:tab/><text:tab/><text:tab/><text:tab/>Title</text:p>
      <text:p text:style-name="P4"/>
      <text:p text:style-name="Standard"><text:soft-page-break/><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IN"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paragraph-properties text:number-lines="false" text:line-number="0"/>
    </style:style>
    <style:style style:name="WW8Num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4"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5"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6"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7"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8"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9"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2:16:00</meta:creation-date>
    <dc:language>en-IN</dc:language>
    <meta:editing-cycles>6</meta:editing-cycles>
    <meta:editing-duration>PT1M27S</meta:editing-duration>
    <meta:generator>LibreOffice/4.2.8.2$Linux_X86_64 LibreOffice_project/420m0$Build-2</meta:generator>
    <dc:date>2016-09-05T04:43:30.464234145</dc:date>
    <meta:document-statistic meta:table-count="1" meta:image-count="0" meta:object-count="0" meta:page-count="3" meta:paragraph-count="79" meta:word-count="529" meta:character-count="3272" meta:non-whitespace-character-count="2785"/>
  </office:meta>
</office:document-meta>
</file>